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paragraph-rsid="0017c211"/>
    </style:style>
    <style:style style:name="P2" style:family="paragraph" style:parent-style-name="Text_20_body">
      <style:text-properties officeooo:rsid="002160e7" officeooo:paragraph-rsid="002160e7"/>
    </style:style>
    <style:style style:name="P3" style:family="paragraph" style:parent-style-name="Standard">
      <style:text-properties officeooo:rsid="000e5500" officeooo:paragraph-rsid="000e5500"/>
    </style:style>
    <style:style style:name="P4" style:family="paragraph" style:parent-style-name="Standard">
      <style:text-properties officeooo:rsid="00076cda" officeooo:paragraph-rsid="000f6643"/>
    </style:style>
    <style:style style:name="P5" style:family="paragraph">
      <loext:graphic-properties draw:fill-color="#d4ea6b"/>
      <style:paragraph-properties fo:text-align="center" style:writing-mode="lr-tb"/>
    </style:style>
    <style:style style:name="P6" style:family="paragraph">
      <loext:graphic-properties draw:fill="none" draw:fill-color="#ffffff"/>
      <style:text-properties fo:color="#468a1a" loext:opacity="100%" fo:font-size="5pt" style:font-size-asian="5pt" style:font-size-complex="5pt"/>
    </style:style>
    <style:style style:name="P7" style:family="paragraph">
      <loext:graphic-properties draw:fill-color="#5eb91e"/>
      <style:paragraph-properties fo:text-align="center"/>
    </style:style>
    <style:style style:name="P8" style:family="paragraph" style:parent-style-name="Standard">
      <style:text-properties fo:font-size="8pt" fo:font-style="italic" officeooo:rsid="0026326d" officeooo:paragraph-rsid="0026326d" style:font-size-asian="8pt" style:font-style-asian="italic" style:font-size-complex="8pt" style:font-style-complex="italic"/>
    </style:style>
    <style:style style:name="P9" style:family="paragraph" style:parent-style-name="Standard">
      <style:text-properties officeooo:rsid="00076cda" officeooo:paragraph-rsid="0026326d"/>
    </style:style>
    <style:style style:name="P10" style:family="paragraph" style:parent-style-name="Standard">
      <style:text-properties officeooo:rsid="00076cda" officeooo:paragraph-rsid="00224ec7"/>
    </style:style>
    <style:style style:name="P11" style:family="paragraph" style:parent-style-name="Standard">
      <style:text-properties fo:font-size="8pt" fo:font-style="italic" officeooo:rsid="00076cda" officeooo:paragraph-rsid="0026326d" style:font-size-asian="8pt" style:font-style-asian="italic" style:font-size-complex="8pt" style:font-style-complex="italic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7pt" style:font-size-asian="7pt" style:font-size-complex="7pt" fo:hyphenate="false" loext:hyphenation-no-caps="false" loext:hyphenation-no-last-word="false"/>
    </style:style>
    <style:style style:name="P13" style:family="paragraph">
      <loext:graphic-properties draw:fill-color="#ffffd7"/>
      <style:paragraph-properties style:writing-mode="lr-tb"/>
      <style:text-properties fo:font-size="7pt" style:font-size-asian="7pt" style:font-size-complex="7pt"/>
    </style:style>
    <style:style style:name="P14" style:family="paragraph" style:parent-style-name="Standard">
      <style:text-properties officeooo:rsid="00076cda" officeooo:paragraph-rsid="00076cda"/>
    </style:style>
    <style:style style:name="P15" style:family="paragraph">
      <loext:graphic-properties draw:fill="none" draw:fill-color="#ffffff"/>
      <style:text-properties fo:color="#5eb91e" loext:opacity="100%" fo:font-size="6pt" style:font-size-asian="6pt" style:font-size-complex="6pt"/>
    </style:style>
    <style:style style:name="P16" style:family="paragraph" style:parent-style-name="Standard">
      <style:text-properties fo:font-weight="bold" officeooo:rsid="000e5500" officeooo:paragraph-rsid="000f6643" style:font-weight-asian="bold" style:font-weight-complex="bold"/>
    </style:style>
    <style:style style:name="P17" style:family="paragraph" style:parent-style-name="Standard">
      <style:text-properties officeooo:rsid="000e5500" officeooo:paragraph-rsid="0029baf1"/>
    </style:style>
    <style:style style:name="P18" style:family="paragraph">
      <loext:graphic-properties draw:fill="none" draw:fill-color="#ffffff"/>
      <style:text-properties fo:color="#2a6099" loext:opacity="100%" fo:font-size="6pt" style:font-size-asian="6pt" style:font-size-complex="6pt"/>
    </style:style>
    <style:style style:name="P19" style:family="paragraph">
      <style:paragraph-properties fo:text-align="center"/>
    </style:style>
    <style:style style:name="P20" style:family="paragraph" style:parent-style-name="Heading_20_2">
      <style:text-properties officeooo:paragraph-rsid="0013b6dd"/>
    </style:style>
    <style:style style:name="P21" style:family="paragraph" style:parent-style-name="Standard">
      <style:text-properties officeooo:rsid="000c73e2" officeooo:paragraph-rsid="0015cc37"/>
    </style:style>
    <style:style style:name="P22" style:family="paragraph" style:parent-style-name="Standard">
      <style:text-properties fo:font-weight="bold" officeooo:rsid="000f6643" officeooo:paragraph-rsid="000f6643" style:font-weight-asian="bold" style:font-weight-complex="bold"/>
    </style:style>
    <style:style style:name="P23" style:family="paragraph" style:parent-style-name="Standard">
      <style:text-properties officeooo:rsid="000f6643" officeooo:paragraph-rsid="000f6643"/>
    </style:style>
    <style:style style:name="P24" style:family="paragraph" style:parent-style-name="Standard">
      <style:text-properties officeooo:rsid="000e5500" officeooo:paragraph-rsid="000f6643"/>
    </style:style>
    <style:style style:name="P25" style:family="paragraph" style:parent-style-name="Standard">
      <style:text-properties officeooo:rsid="000f6643" officeooo:paragraph-rsid="00110113"/>
    </style:style>
    <style:style style:name="P26" style:family="paragraph">
      <loext:graphic-properties draw:fill-color="#729fcf"/>
      <style:paragraph-properties fo:text-align="center" style:writing-mode="lr-tb"/>
    </style:style>
    <style:style style:name="P27" style:family="paragraph" style:parent-style-name="Standard">
      <style:text-properties officeooo:rsid="000f6643" officeooo:paragraph-rsid="001257da"/>
    </style:style>
    <style:style style:name="P28" style:family="paragraph" style:parent-style-name="Standard">
      <style:text-properties officeooo:rsid="000f6643" officeooo:paragraph-rsid="0012562c"/>
    </style:style>
    <style:style style:name="P29" style:family="paragraph">
      <loext:graphic-properties draw:fill-color="#ff860d"/>
      <style:paragraph-properties fo:text-align="center" style:writing-mode="lr-tb"/>
    </style:style>
    <style:style style:name="P30" style:family="paragraph" style:parent-style-name="Standard">
      <style:text-properties officeooo:rsid="00110113" officeooo:paragraph-rsid="001257da"/>
    </style:style>
    <style:style style:name="P31" style:family="paragraph">
      <loext:graphic-properties draw:fill-color="#e16173"/>
      <style:paragraph-properties fo:text-align="center" style:writing-mode="lr-tb"/>
    </style:style>
    <style:style style:name="P32" style:family="paragraph" style:parent-style-name="Standard">
      <style:text-properties fo:font-weight="bold" officeooo:rsid="00127be7" officeooo:paragraph-rsid="0022affa" style:font-weight-asian="bold" style:font-weight-complex="bold"/>
    </style:style>
    <style:style style:name="P33" style:family="paragraph" style:parent-style-name="Standard">
      <style:text-properties fo:font-weight="bold" officeooo:rsid="000f6643" officeooo:paragraph-rsid="0022affa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00f6643" officeooo:paragraph-rsid="0022affa" style:font-weight-asian="bold" style:font-weight-complex="bold"/>
    </style:style>
    <style:style style:name="P35" style:family="paragraph" style:parent-style-name="Standard">
      <style:text-properties officeooo:rsid="00076cda" officeooo:paragraph-rsid="001257da"/>
    </style:style>
    <style:style style:name="P36" style:family="paragraph" style:parent-style-name="Standard">
      <style:text-properties officeooo:rsid="000f6643" officeooo:paragraph-rsid="00127be7"/>
    </style:style>
    <style:style style:name="P37" style:family="paragraph" style:parent-style-name="Standard">
      <style:text-properties officeooo:rsid="00110113" officeooo:paragraph-rsid="00127be7"/>
    </style:style>
    <style:style style:name="P38" style:family="paragraph" style:parent-style-name="Heading_20_2">
      <style:text-properties officeooo:paragraph-rsid="00142684"/>
    </style:style>
    <style:style style:name="P39" style:family="paragraph">
      <loext:graphic-properties draw:fill="none" draw:fill-color="#ffffff"/>
      <style:text-properties fo:color="#468a1a" loext:opacity="100%" fo:font-size="6pt" style:font-size-asian="6pt" style:font-size-complex="6pt"/>
    </style:style>
    <style:style style:name="P40" style:family="paragraph" style:parent-style-name="Standard">
      <style:text-properties officeooo:rsid="00076cda" officeooo:paragraph-rsid="0022affa"/>
    </style:style>
    <style:style style:name="P41" style:family="paragraph" style:parent-style-name="Standard">
      <style:text-properties fo:font-size="6pt" officeooo:rsid="00076cda" officeooo:paragraph-rsid="0015cc37" style:font-size-asian="6pt" style:font-size-complex="6pt"/>
    </style:style>
    <style:style style:name="P42" style:family="paragraph" style:parent-style-name="Standard">
      <style:text-properties officeooo:rsid="000c73e2" officeooo:paragraph-rsid="000c73e2"/>
    </style:style>
    <style:style style:name="P43" style:family="paragraph" style:parent-style-name="Standard">
      <style:text-properties officeooo:rsid="002d7a5a" officeooo:paragraph-rsid="002d7a5a"/>
    </style:style>
    <style:style style:name="P44" style:family="paragraph" style:parent-style-name="Standard" style:list-style-name="L1">
      <style:text-properties officeooo:rsid="002e6aa5" officeooo:paragraph-rsid="002e6aa5"/>
    </style:style>
    <style:style style:name="P45" style:family="paragraph" style:parent-style-name="Standard" style:list-style-name="L1">
      <style:text-properties officeooo:rsid="002e69b8" officeooo:paragraph-rsid="002e69b8"/>
    </style:style>
    <style:style style:name="P46" style:family="paragraph" style:parent-style-name="Standard" style:list-style-name="L2">
      <style:text-properties officeooo:paragraph-rsid="002d7a5a"/>
    </style:style>
    <style:style style:name="P47" style:family="paragraph" style:parent-style-name="Standard" style:list-style-name="L2">
      <style:text-properties officeooo:rsid="002e69b8" officeooo:paragraph-rsid="002e69b8"/>
    </style:style>
    <style:style style:name="P48" style:family="paragraph" style:parent-style-name="Standard">
      <style:text-properties officeooo:rsid="00307bba" officeooo:paragraph-rsid="00307bba"/>
    </style:style>
    <style:style style:name="P49" style:family="paragraph" style:parent-style-name="Standard" style:list-style-name="L3">
      <style:text-properties officeooo:rsid="002d7a5a" officeooo:paragraph-rsid="002e69b8"/>
    </style:style>
    <style:style style:name="P50" style:family="paragraph" style:parent-style-name="Standard" style:list-style-name="L3">
      <style:text-properties officeooo:rsid="002d7a5a" officeooo:paragraph-rsid="002d7a5a"/>
    </style:style>
    <style:style style:name="P51" style:family="paragraph" style:parent-style-name="Standard" style:list-style-name="L3">
      <style:text-properties officeooo:rsid="002e69b8" officeooo:paragraph-rsid="002e69b8"/>
    </style:style>
    <style:style style:name="P52" style:family="paragraph" style:parent-style-name="Standard" style:list-style-name="L3">
      <style:text-properties officeooo:rsid="002e6aa5" officeooo:paragraph-rsid="002e6aa5"/>
    </style:style>
    <style:style style:name="P53" style:family="paragraph" style:parent-style-name="Standard">
      <style:text-properties officeooo:rsid="002e6aa5" officeooo:paragraph-rsid="002e6aa5"/>
    </style:style>
    <style:style style:name="P54" style:family="paragraph" style:parent-style-name="Standard">
      <style:text-properties officeooo:rsid="00307bba" officeooo:paragraph-rsid="00311c47"/>
    </style:style>
    <style:style style:name="P55" style:family="paragraph" style:parent-style-name="Standard" style:list-style-name="L4">
      <style:text-properties officeooo:rsid="002f3ef1" officeooo:paragraph-rsid="002f3ef1"/>
    </style:style>
    <style:style style:name="P56" style:family="paragraph" style:parent-style-name="Standard">
      <style:text-properties officeooo:rsid="002f3ef1" officeooo:paragraph-rsid="002f3ef1"/>
    </style:style>
    <style:style style:name="P57" style:family="paragraph" style:parent-style-name="Standard">
      <style:text-properties officeooo:rsid="00307bba" officeooo:paragraph-rsid="0031299e"/>
    </style:style>
    <style:style style:name="T1" style:family="text">
      <style:text-properties officeooo:rsid="0017c211"/>
    </style:style>
    <style:style style:name="T2" style:family="text">
      <style:text-properties officeooo:rsid="0021ec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b6dd" style:font-weight-asian="bold" style:font-weight-complex="bold"/>
    </style:style>
    <style:style style:name="T5" style:family="text">
      <style:text-properties fo:color="#c9211e" loext:opacity="100%" fo:font-weight="bold" officeooo:rsid="0029baf1" style:font-weight-asian="bold" style:font-weight-complex="bold"/>
    </style:style>
    <style:style style:name="T6" style:family="text">
      <style:text-properties fo:font-size="10pt" officeooo:rsid="000e5500" style:font-size-asian="10pt" style:font-size-complex="10pt"/>
    </style:style>
    <style:style style:name="T7" style:family="text">
      <style:text-properties fo:color="#468a1a" loext:opacity="100%" fo:font-size="5pt" style:font-size-asian="5pt" style:font-size-complex="5pt"/>
    </style:style>
    <style:style style:name="T8" style:family="text">
      <style:text-properties fo:font-size="10pt" officeooo:rsid="00224ec7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6326d" style:font-size-asian="10pt" style:font-size-complex="10pt"/>
    </style:style>
    <style:style style:name="T11" style:family="text">
      <style:text-properties fo:font-size="10pt" officeooo:rsid="000f6643" style:font-size-asian="10pt" style:font-size-complex="10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26326d"/>
    </style:style>
    <style:style style:name="T14" style:family="text">
      <style:text-properties fo:color="#5eb91e" loext:opacity="100%" fo:font-size="6pt" style:font-size-asian="6pt" style:font-size-complex="6pt"/>
    </style:style>
    <style:style style:name="T15" style:family="text">
      <style:text-properties officeooo:rsid="000f6643"/>
    </style:style>
    <style:style style:name="T16" style:family="text">
      <style:text-properties officeooo:rsid="0013b6dd"/>
    </style:style>
    <style:style style:name="T17" style:family="text">
      <style:text-properties officeooo:rsid="001d3c2a"/>
    </style:style>
    <style:style style:name="T18" style:family="text">
      <style:text-properties fo:color="#2a6099" loext:opacity="100%" fo:font-size="6pt" style:font-size-asian="6pt" style:font-size-complex="6pt"/>
    </style:style>
    <style:style style:name="T19" style:family="text">
      <style:text-properties officeooo:rsid="00224ec7"/>
    </style:style>
    <style:style style:name="T20" style:family="text">
      <style:text-properties officeooo:rsid="001d7ad6"/>
    </style:style>
    <style:style style:name="T21" style:family="text">
      <style:text-properties officeooo:rsid="00142684"/>
    </style:style>
    <style:style style:name="T22" style:family="text">
      <style:text-properties officeooo:rsid="0015cc37"/>
    </style:style>
    <style:style style:name="T23" style:family="text">
      <style:text-properties officeooo:rsid="000e5500"/>
    </style:style>
    <style:style style:name="T24" style:family="text">
      <style:text-properties officeooo:rsid="0012562c"/>
    </style:style>
    <style:style style:name="T25" style:family="text">
      <style:text-properties fo:font-size="10pt" officeooo:rsid="00110113" style:font-size-asian="10pt" style:font-size-complex="10pt"/>
    </style:style>
    <style:style style:name="T26" style:family="text">
      <style:text-properties fo:font-size="10pt" officeooo:rsid="001257da" style:font-size-asian="10pt" style:font-size-complex="10pt"/>
    </style:style>
    <style:style style:name="T27" style:family="text">
      <style:text-properties officeooo:rsid="00110113"/>
    </style:style>
    <style:style style:name="T28" style:family="text">
      <style:text-properties fo:font-size="10pt" officeooo:rsid="0012562c" style:font-size-asian="10pt" style:font-size-complex="10pt"/>
    </style:style>
    <style:style style:name="T29" style:family="text">
      <style:text-properties fo:color="#468a1a" loext:opacity="100%" fo:font-size="4pt" officeooo:rsid="001257da" style:font-size-asian="4pt" style:font-size-complex="4pt"/>
    </style:style>
    <style:style style:name="T30" style:family="text">
      <style:text-properties officeooo:rsid="001257da"/>
    </style:style>
    <style:style style:name="T31" style:family="text">
      <style:text-properties officeooo:rsid="00127be7"/>
    </style:style>
    <style:style style:name="T32" style:family="text">
      <style:text-properties fo:font-size="10pt" officeooo:rsid="0022affa" style:font-size-asian="10pt" style:font-size-complex="10pt"/>
    </style:style>
    <style:style style:name="T33" style:family="text">
      <style:text-properties fo:font-size="10pt" officeooo:rsid="001d7ad6" style:font-size-asian="10pt" style:font-size-complex="10pt"/>
    </style:style>
    <style:style style:name="T34" style:family="text">
      <style:text-properties fo:color="#468a1a" loext:opacity="100%" fo:font-size="4pt" officeooo:rsid="00127be7" style:font-size-asian="4pt" style:font-size-complex="4pt"/>
    </style:style>
    <style:style style:name="T35" style:family="text">
      <style:text-properties fo:color="#468a1a" loext:opacity="100%" fo:font-size="6pt" style:font-size-asian="6pt" style:font-size-complex="6pt"/>
    </style:style>
    <style:style style:name="T36" style:family="text">
      <style:text-properties fo:font-size="6pt" officeooo:rsid="0022affa" style:font-size-asian="6pt" style:font-size-complex="6pt"/>
    </style:style>
    <style:style style:name="T37" style:family="text">
      <style:text-properties fo:font-size="6pt" officeooo:rsid="0015cc37" style:font-size-asian="6pt" style:font-size-complex="6pt"/>
    </style:style>
    <style:style style:name="T38" style:family="text">
      <style:text-properties officeooo:rsid="0012b535"/>
    </style:style>
    <style:style style:name="T39" style:family="text">
      <style:text-properties officeooo:rsid="002e6aa5"/>
    </style:style>
    <style:style style:name="T40" style:family="text">
      <style:text-properties officeooo:rsid="00307bba"/>
    </style:style>
    <style:style style:name="T41" style:family="text">
      <style:text-properties officeooo:rsid="002d7a5a"/>
    </style:style>
    <style:style style:name="T42" style:family="text">
      <style:text-properties officeooo:rsid="00311c47"/>
    </style:style>
    <style:style style:name="T43" style:family="text">
      <style:text-properties officeooo:rsid="0032e603"/>
    </style:style>
    <style:style style:name="T44" style:family="text">
      <style:text-properties officeooo:rsid="002f3ef1"/>
    </style:style>
    <style:style style:name="T45" style:family="text">
      <style:text-properties officeooo:rsid="0031299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0.374cm" fo:min-width="0.37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" svg:stroke-color="#5eb91e" draw:marker-end="Arrowheads_20_1" draw:marker-end-width="0.101cm" svg:stroke-linecap="butt" draw:fill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d7" draw:textarea-horizontal-align="justify" draw:textarea-vertical-align="top" draw:auto-grow-height="false" fo:min-height="2.469cm" fo:min-width="3.71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2a6099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" svg:stroke-color="#5eb91e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svg:stroke-color="#2a6099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729fcf" draw:textarea-horizontal-align="justify" draw:textarea-vertical-align="middle" draw:auto-grow-height="false" fo:min-height="0.24cm" fo:min-width="0.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dash" draw:stroke-dash="Dot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860d" draw:textarea-horizontal-align="justify" draw:textarea-vertical-align="middle" draw:auto-grow-height="false" fo:min-height="0.249cm" fo:min-width="0.2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e16173" draw:textarea-horizontal-align="justify" draw:textarea-vertical-align="middle" draw:auto-grow-height="false" fo:min-height="0.261cm" fo:min-width="0.26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860d" draw:textarea-horizontal-align="justify" draw:textarea-vertical-align="middle" draw:auto-grow-height="false" fo:min-height="0.219cm" fo:min-width="0.2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e16173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marker-start="Arrowheads_20_1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none" draw:fill-color="#ffffff" fo:min-height="0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dash" draw:stroke-dash="Dot" draw:marker-end="Arrowheads_20_2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Dot_20__28_Rounded_29_" svg:stroke-width="0.018cm" draw:marker-start-width="0.379cm" draw:marker-end="Arrowheads_20_2" draw:marker-end-width="0.199cm" svg:stroke-linecap="round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5eb91e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ching, Audio, Video and ScheduledItem<text:span text:style-name="T1">s</text:span></text:p>
      <text:h text:style-name="Heading_20_2" text:outline-level="2"/>
      <text:p text:style-name="P2">For Festival or other events that needs an elaborate program, we use the Program Activity interface <text:span text:style-name="T2">to setup the event</text:span></text:p>
      <text:p text:style-name="P2">For Regular events like GP, STTP, FP, etc., we use the ReccurentActivity interface <text:span text:style-name="T2">to setup the event</text:span></text:p>
      <text:p text:style-name="Text_20_body"/>
      <text:h text:style-name="Heading_20_2" text:outline-level="2">A: When we create the event</text:h>
      <text:p text:style-name="P3"><text:span text:style-name="T3">1) What element are created when we initialize the event: </text:span><text:span text:style-name="T4">case of the </text:span><text:span text:style-name="T3">Festival</text:span><text:span text:style-name="T4">s <text:line-break/></text:span><text:span text:style-name="T5">(important: audioRecordingDayTicket must be true)</text:span></text:p>
      <text:p text:style-name="P4"><text:span text:style-name="T6"/></text:p>
      <text:p text:style-name="P4"><draw:custom-shape text:anchor-type="paragraph" draw:z-index="14" draw:name="Shape 11" draw:style-name="gr1" draw:text-style-name="P5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5" draw:name="Text Frame 7" draw:style-name="gr2" draw:text-style-name="P6" svg:width="2.093cm" svg:height="0.489cm" svg:x="14.233cm" svg:y="0.069cm"><draw:text-box><text:p><text:span text:style-name="T7">bookableScheduledItem</text:span></text:p></draw:text-box></draw:frame><draw:path text:anchor-type="paragraph" draw:z-index="16" draw:name="Bézier curve 6" draw:style-name="gr3" draw:text-style-name="P7" svg:width="0.304cm" svg:height="0.237cm" draw:transform="rotate (-0.420100750955036) translate (13.9329309452399cm 0.100200544608341cm)" svg:viewBox="0 0 305 238" svg:d="M0 0c641 0 73 238 73 238"><text:p/></draw:path><draw:custom-shape text:anchor-type="paragraph" draw:z-index="20" draw:name="Shape 13" draw:style-name="gr1" draw:text-style-name="P5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21" draw:name="Shape 14" draw:style-name="gr1" draw:text-style-name="P5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" draw:text-style-name="P5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3" draw:name="Shape 16" draw:style-name="gr1" draw:text-style-name="P5" svg:width="0.375cm" svg:height="0.375cm" svg:x="10.857cm" svg:y="0.051cm"><text:p/><draw:enhanced-geometry svg:viewBox="0 0 21600 21600" draw:type="rectangle" draw:enhanced-path="M 0 0 L 21600 0 21600 21600 0 21600 0 0 Z N"/></draw:custom-shape><text:span text:style-name="T8">item: </text:span><text:span text:style-name="T6">teaching</text:span><text:span text:style-name="T9">DayTicket </text:span><text:span text:style-name="T10"><text:tab/><text:tab/></text:span><text:tab/>ScheduledItem (bookable) </text:p>
      <text:p text:style-name="P8">(itemId=Festival)</text:p>
      <text:p text:style-name="P9"><text:span text:style-name="T10"/></text:p>
      <text:p text:style-name="P10"><draw:custom-shape text:anchor-type="paragraph" draw:z-index="17" draw:name="Shape 12" draw:style-name="gr1" draw:text-style-name="P5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8" draw:name="Text Frame 8" draw:style-name="gr2" draw:text-style-name="P6" svg:width="2.093cm" svg:height="0.489cm" svg:x="14.233cm" svg:y="0.069cm"><draw:text-box><text:p><text:span text:style-name="T7">bookableScheduledItem</text:span></text:p></draw:text-box></draw:frame><draw:path text:anchor-type="paragraph" draw:z-index="19" draw:name="Bézier curve 7" draw:style-name="gr3" draw:text-style-name="P7" svg:width="0.304cm" svg:height="0.237cm" draw:transform="rotate (-0.420100750955036) translate (13.9329309452399cm 0.100200544608339cm)" svg:viewBox="0 0 305 238" svg:d="M0 0c641 0 73 238 73 238"><text:p/></draw:path><draw:custom-shape text:anchor-type="paragraph" draw:z-index="24" draw:name="Shape 18" draw:style-name="gr1" draw:text-style-name="P5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5" draw:name="Shape 19" draw:style-name="gr1" draw:text-style-name="P5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6" draw:name="Shape 20" draw:style-name="gr1" draw:text-style-name="P5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27" draw:name="Shape 21" draw:style-name="gr1" draw:text-style-name="P5" svg:width="0.375cm" svg:height="0.375cm" svg:x="12.857cm" svg:y="0.051cm"><text:p/><draw:enhanced-geometry svg:viewBox="0 0 21600 21600" draw:type="rectangle" draw:enhanced-path="M 0 0 L 21600 0 21600 21600 0 21600 0 0 Z N"/></draw:custom-shape><text:span text:style-name="T8">item: </text:span><text:span text:style-name="T11">audioRecording</text:span><text:span text:style-name="T9">DayTicket</text:span><text:tab/><text:tab/>ScheduledItem (bookable) <text:s/><text:tab/><text:tab/></text:p>
      <text:p text:style-name="P11"><draw:custom-shape text:anchor-type="paragraph" draw:z-index="0" draw:name="Shape 54" draw:style-name="gr4" draw:text-style-name="P13" svg:width="3.719cm" svg:height="2.47cm" svg:x="14.893cm" svg:y="-4.023cm"><text:p text:style-name="P12"><text:span text:style-name="T12">Legend:</text:span></text:p><draw:enhanced-geometry svg:viewBox="0 0 21600 21600" draw:type="rectangle" draw:enhanced-path="M 0 0 L 21600 0 21600 21600 0 21600 0 0 Z N"/></draw:custom-shape><text:span text:style-name="T13">(itemId=851 (en), 856 (de)...)</text:span></text:p>
      <text:p text:style-name="P14"><draw:frame text:anchor-type="paragraph" draw:z-index="75" draw:name="Text Frame 9" draw:style-name="gr5" draw:text-style-name="P15" svg:width="2.946cm" svg:height="0.251cm" svg:x="15.401cm" svg:y="-3.649cm"><draw:text-box><text:p><text:span text:style-name="T14">Link to bookable ScheduledItem</text:span></text:p></draw:text-box></draw:frame></text:p>
      <text:p text:style-name="P16"><text:span text:style-name="T15">2</text:span>) What element are created when we initialize the event: <text:span text:style-name="T16">case of </text:span><text:span text:style-name="T17">recurring Event (STTP, PG, etc.)</text:span> </text:p>
      <text:p text:style-name="P17"><draw:frame text:anchor-type="paragraph" draw:z-index="77" draw:name="Text Frame 10" draw:style-name="gr6" draw:text-style-name="P18" svg:width="2.946cm" svg:height="0.251cm" svg:x="15.401cm" svg:y="-3.649cm"><draw:text-box><text:p><text:span text:style-name="T18">Link to program ScheduledItem</text:span></text:p></draw:text-box></draw:frame><draw:line text:anchor-type="paragraph" draw:z-index="74" draw:name="Horizontal line 6" draw:style-name="gr7" draw:text-style-name="P19" svg:x1="15.669cm" svg:y1="-4.102cm" svg:x2="17.431cm" svg:y2="-4.102cm"><text:p/></draw:line><text:span text:style-name="T5"/></text:p>
      <text:p text:style-name="P4"><draw:custom-shape text:anchor-type="paragraph" draw:z-index="28" draw:name="Shape 17" draw:style-name="gr1" draw:text-style-name="P5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29" draw:name="Bézier curve 8" draw:style-name="gr3" draw:text-style-name="P7" svg:width="0.304cm" svg:height="0.237cm" draw:transform="rotate (-0.420100750955036) translate (13.9329309452399cm 0.100200544608344cm)" svg:viewBox="0 0 305 238" svg:d="M0 0c641 0 73 238 73 238"><text:p/></draw:path><draw:custom-shape text:anchor-type="paragraph" draw:z-index="30" draw:name="Shape 22" draw:style-name="gr1" draw:text-style-name="P5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1" draw:name="Shape 23" draw:style-name="gr1" draw:text-style-name="P5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32" draw:name="Shape 24" draw:style-name="gr1" draw:text-style-name="P5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33" draw:name="Shape 25" draw:style-name="gr1" draw:text-style-name="P5" svg:width="0.375cm" svg:height="0.375cm" svg:x="10.857cm" svg:y="0.051cm"><text:p/><draw:enhanced-geometry svg:viewBox="0 0 21600 21600" draw:type="rectangle" draw:enhanced-path="M 0 0 L 21600 0 21600 21600 0 21600 0 0 Z N"/></draw:custom-shape><text:span text:style-name="T19">item </text:span><text:span text:style-name="T20">sttp (family teaching)</text:span><text:tab/>ScheduledItem (bookable) </text:p>
      <text:p text:style-name="P14"><draw:line text:anchor-type="paragraph" draw:z-index="76" draw:name="Horizontal line 7" draw:style-name="gr8" draw:text-style-name="P19" svg:x1="15.692cm" svg:y1="-4.083cm" svg:x2="17.454cm" svg:y2="-4.083cm"><text:p/></draw:line></text:p>
      <text:h text:style-name="P20" text:outline-level="2"/>
      <text:h text:style-name="P20" text:outline-level="2"><text:span text:style-name="T21">B</text:span>: When we <text:span text:style-name="T16">generate</text:span> the <text:span text:style-name="T16">program</text:span></text:h>
      <text:p text:style-name="P21">On Festival, we book a teachingDayTicket, and we also book separately the audioRecordings via audioRecordingDayTicket. <text:span text:style-name="T22">The videos are included in the teachings.</text:span></text:p>
      <text:p text:style-name="P21">On STTP, we book only teachingDayTicket, and the audios <text:span text:style-name="T22">and videos </text:span>are including in <text:span text:style-name="T22">the teachings.</text:span></text:p>
      <text:p text:style-name="P21"/>
      <text:p text:style-name="P22">3) <text:span text:style-name="T23">What element are created when we </text:span>generate<text:span text:style-name="T23"> the </text:span>program<text:span text:style-name="T23">: Festival Case</text:span></text:p>
      <text:p text:style-name="P23"/>
      <text:p text:style-name="P4"><draw:custom-shape text:anchor-type="paragraph" draw:z-index="34" draw:name="Shape 26" draw:style-name="gr1" draw:text-style-name="P5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5" draw:name="Bézier curve 9" draw:style-name="gr3" draw:text-style-name="P7" svg:width="0.304cm" svg:height="0.237cm" draw:transform="rotate (-0.420100750955036) translate (13.9329309452399cm 0.10020054460835cm)" svg:viewBox="0 0 305 238" svg:d="M0 0c641 0 73 238 73 238"><text:p/></draw:path><draw:custom-shape text:anchor-type="paragraph" draw:z-index="38" draw:name="Shape 28" draw:style-name="gr1" draw:text-style-name="P5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9" draw:name="Shape 29" draw:style-name="gr1" draw:text-style-name="P5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0" draw:name="Shape 30" draw:style-name="gr1" draw:text-style-name="P5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1" draw:name="Shape 31" draw:style-name="gr1" draw:text-style-name="P5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52" draw:name="Polyline with 4 corners 3" draw:style-name="gr7" draw:text-style-name="P19" svg:width="1.084cm" svg:height="1.382cm" draw:transform="skewX (0.645771823237902) rotate (-2.19963845628845) translate (11.7360623284791cm 1.7737042644064cm)" svg:viewBox="0 0 1085 1383" draw:points="1085,3 580,0 0,968 225,1383"><text:p/></draw:polyline><draw:polyline text:anchor-type="paragraph" draw:z-index="53" draw:name="Polyline with 4 corners 4" draw:style-name="gr7" draw:text-style-name="P19" svg:width="0.955cm" svg:height="1.284cm" draw:transform="skewX (0.480838208924438) rotate (-2.30435821140811) translate (11.7370789166573cm 1.51018838289056cm)" svg:viewBox="0 0 956 1285" draw:points="956,0 511,0 0,901 199,1285"><text:p/></draw:polyline><draw:polyline text:anchor-type="paragraph" draw:z-index="54" draw:name="Polyline with 4 corners 5" draw:style-name="gr7" draw:text-style-name="P19" svg:width="0.851cm" svg:height="1.134cm" draw:transform="skewX (0.280823476645888) rotate (-2.41902634326414) translate (11.735939573301cm 1.25043286676869cm)" svg:viewBox="0 0 852 1135" draw:points="852,1 455,0 0,795 177,1135"><text:p/></draw:polyline><draw:polyline text:anchor-type="paragraph" draw:z-index="59" draw:name="Polyline with 4 corners 6" draw:style-name="gr7" draw:text-style-name="P19" svg:width="3.309cm" svg:height="4.247cm" draw:transform="skewX (-0.111002940426839) rotate (2.51327412287183) translate (10.8567361111111cm 5.50156944444444cm)" svg:viewBox="0 0 3310 4248" draw:points="0,0 1542,1 3310,2982 2621,4248"><text:p/></draw:polyline><draw:polyline text:anchor-type="paragraph" draw:z-index="60" draw:name="Polyline with 4 corners 7" draw:style-name="gr7" draw:text-style-name="P19" svg:width="3.232cm" svg:height="4.052cm" draw:transform="skewX (-0.0448549617762544) rotate (2.54818070791172) translate (10.8567361111111cm 5.13820833333334cm)" svg:viewBox="0 0 3233 4053" draw:points="0,0 1506,2 3233,2846 2559,4053"><text:p/></draw:polyline><draw:polyline text:anchor-type="paragraph" draw:z-index="61" draw:name="Polyline with 4 corners 8" draw:style-name="gr7" draw:text-style-name="P19" svg:width="3.27cm" svg:height="3.901cm" draw:transform="skewX (0.063704517697793) rotate (2.60263498057394) translate (10.9149444444444cm 4.79601388888893cm)" svg:viewBox="0 0 3271 3902" draw:points="0,0 1524,4 3271,2741 2591,3902"><text:p/></draw:polyline><text:span text:style-name="T8">item: </text:span><text:span text:style-name="T6">teaching</text:span><text:span text:style-name="T9">DayTicket</text:span><text:tab/><text:tab/>ScheduledItem (<text:span text:style-name="T24">B</text:span>ookable) </text:p>
      <text:p text:style-name="P4"><text:span text:style-name="T11"/></text:p>
      <text:p text:style-name="P4"><draw:custom-shape text:anchor-type="paragraph" draw:z-index="36" draw:name="Shape 27" draw:style-name="gr1" draw:text-style-name="P5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7" draw:name="Bézier curve 10" draw:style-name="gr3" draw:text-style-name="P7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42" draw:name="Shape 32" draw:style-name="gr1" draw:text-style-name="P5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3" draw:name="Shape 33" draw:style-name="gr1" draw:text-style-name="P5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4" draw:name="Shape 34" draw:style-name="gr1" draw:text-style-name="P5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45" draw:name="Shape 35" draw:style-name="gr1" draw:text-style-name="P5" svg:width="0.375cm" svg:height="0.375cm" svg:x="12.857cm" svg:y="0.051cm"><text:p/><draw:enhanced-geometry svg:viewBox="0 0 21600 21600" draw:type="rectangle" draw:enhanced-path="M 0 0 L 21600 0 21600 21600 0 21600 0 0 Z N"/></draw:custom-shape><draw:polyline text:anchor-type="paragraph" draw:z-index="50" draw:name="Polyline with 4 corners 1" draw:style-name="gr7" draw:text-style-name="P19" svg:width="2.543cm" svg:height="2.345cm" draw:transform="skewX (0.431968989868597) rotate (2.76512513393462) translate (10.9146580679786cm 2.66727347610615cm)" svg:viewBox="0 0 2544 2346" draw:points="0,0 1185,0 2544,1645 2014,2346"><text:p/></draw:polyline><draw:polyline text:anchor-type="paragraph" draw:z-index="51" draw:name="Polyline with 4 corners 2" draw:style-name="gr7" draw:text-style-name="P19" svg:width="2.49cm" svg:height="2.59cm" draw:transform="skewX (0.280474410795489) rotate (2.70089701746123) translate (10.8615954457139cm 3.00968621139814cm)" svg:viewBox="0 0 2491 2591" draw:points="0,1 1160,0 2491,1817 1974,2591"><text:p/></draw:polyline><text:span text:style-name="T8">item: </text:span><text:span text:style-name="T11">audioRecording</text:span><text:span text:style-name="T9">DayTicket</text:span><text:tab/>ScheduledItem (<text:span text:style-name="T24">B</text:span>ookable) <text:s/><text:tab/><text:tab/></text:p>
      <text:p text:style-name="P24"/>
      <text:p text:style-name="P25"><draw:custom-shape text:anchor-type="paragraph" draw:z-index="46" draw:name="Shape 36" draw:style-name="gr9" draw:text-style-name="P26" svg:width="0.241cm" svg:height="0.241cm" svg:x="10.857cm" svg:y="0.051cm"><text:p/><draw:enhanced-geometry svg:viewBox="0 0 21600 21600" draw:type="rectangle" draw:enhanced-path="M 0 0 L 21600 0 21600 21600 0 21600 0 0 Z N"/></draw:custom-shape><draw:polyline text:anchor-type="paragraph" draw:z-index="58" draw:name="Polyline with 3 corners 5" draw:style-name="gr10" draw:text-style-name="P19" svg:width="2.101cm" svg:height="1.145cm" draw:transform="skewX (-0.709476340935695) rotate (1.9380136014145) translate (10.8618141977869cm 3.50877149529092cm)" svg:viewBox="0 0 2102 1146" draw:points="0,0 2014,0 2102,1146"><text:p/></draw:polyline><draw:custom-shape text:anchor-type="paragraph" draw:z-index="88" draw:name="Shape 41" draw:style-name="gr9" draw:text-style-name="P26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9" draw:name="Shape 42" draw:style-name="gr9" draw:text-style-name="P26" svg:width="0.241cm" svg:height="0.241cm" svg:x="12.857cm" svg:y="0.051cm"><text:p/><draw:enhanced-geometry svg:viewBox="0 0 21600 21600" draw:type="rectangle" draw:enhanced-path="M 0 0 L 21600 0 21600 21600 0 21600 0 0 Z N"/></draw:custom-shape><text:span text:style-name="T25">Timeline 1 </text:span><text:span text:style-name="T26">(ex: 9:00-10:00)</text:span><text:tab/><text:span text:style-name="T27">ScheduledItem (Program)</text:span></text:p>
      <text:p text:style-name="P27"><draw:polyline text:anchor-type="paragraph" draw:z-index="48" draw:name="Polyline with 3 corners 1" draw:style-name="gr10" draw:text-style-name="P19" svg:width="1.053cm" svg:height="0.855cm" draw:transform="skewX (0.204901654184134) rotate (2.37713844121628) translate (10.8620277777778cm 1.444625cm)" svg:viewBox="0 0 1054 856" draw:points="0,0 1010,1 1054,856"><text:p/></draw:polyline><draw:polyline text:anchor-type="paragraph" draw:z-index="57" draw:name="Polyline with 3 corners 4" draw:style-name="gr10" draw:text-style-name="P19" svg:width="1.681cm" svg:height="1.101cm" draw:transform="skewX (-0.492880980763199) rotate (2.03732283585298) translate (10.8620277777778cm 2.75872222222222cm)" svg:viewBox="0 0 1682 1102" draw:points="0,0 1612,3 1682,1102"><text:p/></draw:polyline><draw:custom-shape text:anchor-type="paragraph" draw:z-index="81" draw:name="Shape 8" draw:style-name="gr9" draw:text-style-name="P26" svg:width="0.241cm" svg:height="0.241cm" svg:x="10.857cm" svg:y="0.051cm"><text:p/><draw:enhanced-geometry svg:viewBox="0 0 21600 21600" draw:type="rectangle" draw:enhanced-path="M 0 0 L 21600 0 21600 21600 0 21600 0 0 Z N"/></draw:custom-shape><draw:custom-shape text:anchor-type="paragraph" draw:z-index="83" draw:name="Shape 10" draw:style-name="gr9" draw:text-style-name="P26" svg:width="0.241cm" svg:height="0.241cm" svg:x="11.523cm" svg:y="0.051cm"><text:p/><draw:enhanced-geometry svg:viewBox="0 0 21600 21600" draw:type="rectangle" draw:enhanced-path="M 0 0 L 21600 0 21600 21600 0 21600 0 0 Z N"/></draw:custom-shape><draw:custom-shape text:anchor-type="paragraph" draw:z-index="84" draw:name="Shape 37" draw:style-name="gr9" draw:text-style-name="P26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5" draw:name="Shape 38" draw:style-name="gr9" draw:text-style-name="P26" svg:width="0.241cm" svg:height="0.241cm" svg:x="12.857cm" svg:y="0.051cm"><text:p/><draw:enhanced-geometry svg:viewBox="0 0 21600 21600" draw:type="rectangle" draw:enhanced-path="M 0 0 L 21600 0 21600 21600 0 21600 0 0 Z N"/></draw:custom-shape><text:span text:style-name="T25">Timeline 2 </text:span><text:span text:style-name="T26">(ex: 11:00-12:30)</text:span><text:tab/><text:span text:style-name="T27">ScheduledItem (Program)<text:tab/></text:span></text:p>
      <text:p text:style-name="P28"><draw:polyline text:anchor-type="paragraph" draw:z-index="49" draw:name="Polyline with 3 corners 2" draw:style-name="gr10" draw:text-style-name="P19" svg:width="1.033cm" svg:height="0.838cm" draw:transform="skewX (0.231605191739647) rotate (2.39127560815743) translate (10.8620277777778cm 1.37936111111112cm)" svg:viewBox="0 0 1034 839" draw:points="0,0 990,1 1034,839"><text:p/></draw:polyline><draw:polyline text:anchor-type="paragraph" draw:z-index="56" draw:name="Polyline with 3 corners 3" draw:style-name="gr10" draw:text-style-name="P19" svg:width="1.825cm" svg:height="1.112cm" draw:transform="skewX (-0.586954227445693) rotate (1.99386413747832) translate (10.8567361111111cm 3.05681944444444cm)" svg:viewBox="0 0 1826 1113" draw:points="0,0 1751,2 1826,1113"><text:p/></draw:polyline><draw:custom-shape text:anchor-type="paragraph" draw:z-index="82" draw:name="Shape 9" draw:style-name="gr9" draw:text-style-name="P26" svg:width="0.241cm" svg:height="0.241cm" svg:x="10.857cm" svg:y="0.071cm"><text:p/><draw:enhanced-geometry svg:viewBox="0 0 21600 21600" draw:type="rectangle" draw:enhanced-path="M 0 0 L 21600 0 21600 21600 0 21600 0 0 Z N"/></draw:custom-shape><draw:custom-shape text:anchor-type="paragraph" draw:z-index="86" draw:name="Shape 39" draw:style-name="gr9" draw:text-style-name="P26" svg:width="0.241cm" svg:height="0.241cm" svg:x="11.523cm" svg:y="0.071cm"><text:p/><draw:enhanced-geometry svg:viewBox="0 0 21600 21600" draw:type="rectangle" draw:enhanced-path="M 0 0 L 21600 0 21600 21600 0 21600 0 0 Z N"/></draw:custom-shape><draw:custom-shape text:anchor-type="paragraph" draw:z-index="87" draw:name="Shape 40" draw:style-name="gr9" draw:text-style-name="P26" svg:width="0.241cm" svg:height="0.241cm" svg:x="12.19cm" svg:y="0.071cm"><text:p/><draw:enhanced-geometry svg:viewBox="0 0 21600 21600" draw:type="rectangle" draw:enhanced-path="M 0 0 L 21600 0 21600 21600 0 21600 0 0 Z N"/></draw:custom-shape><text:span text:style-name="T25">Timeline </text:span><text:span text:style-name="T28">3 </text:span><text:span text:style-name="T26">(ex: 16:00-17:30)</text:span><text:span text:style-name="T27"><text:tab/>ScheduledItem (Program)</text:span></text:p>
      <text:p text:style-name="P23">...</text:p>
      <text:p text:style-name="P25"><text:tab/><text:tab/><text:tab/><text:tab/><text:span text:style-name="T27">ScheduledItem (Audio)<text:tab/><text:tab/><text:tab/> </text:span><text:span text:style-name="T29">(The audio ScheduledItems are linked to the audio bookable scheduledItem for festival)</text:span></text:p>
      <text:p text:style-name="P27"><draw:custom-shape text:anchor-type="paragraph" draw:z-index="47" draw:name="Shape 49" draw:style-name="gr11" draw:text-style-name="P29" svg:width="0.249cm" svg:height="0.249cm" svg:x="10.857cm" svg:y="0.035cm"><text:p/><draw:enhanced-geometry svg:viewBox="0 0 21600 21600" draw:type="rectangle" draw:enhanced-path="M 0 0 L 21600 0 21600 21600 0 21600 0 0 Z N"/></draw:custom-shape><draw:custom-shape text:anchor-type="paragraph" draw:z-index="80" draw:name="Shape 5" draw:style-name="gr11" draw:text-style-name="P29" svg:width="0.249cm" svg:height="0.249cm" svg:x="10.857cm" svg:y="-0.298cm"><text:p/><draw:enhanced-geometry svg:viewBox="0 0 21600 21600" draw:type="rectangle" draw:enhanced-path="M 0 0 L 21600 0 21600 21600 0 21600 0 0 Z N"/></draw:custom-shape><text:tab/><text:tab/><text:tab/><text:tab/><text:span text:style-name="T27">ScheduledItem (Audio)<text:tab/><text:tab/> </text:span></text:p>
      <text:p text:style-name="P30">…</text:p>
      <text:p text:style-name="P27"><text:span text:style-name="T27"><text:tab/><text:tab/><text:tab/><text:tab/>ScheduledItem (</text:span><text:span text:style-name="T30">Video</text:span><text:span text:style-name="T27">)<text:tab/><text:tab/><text:tab/> <text:s/></text:span><text:span text:style-name="T29">(The video ScheduledItems are linked to the teaching bookable scheduledItem for festival)</text:span></text:p>
      <text:p text:style-name="P27"><draw:custom-shape text:anchor-type="paragraph" draw:z-index="78" draw:name="Shape 3" draw:style-name="gr12" draw:text-style-name="P31" svg:width="0.262cm" svg:height="0.262cm" svg:x="10.857cm" svg:y="-0.258cm"><text:p/><draw:enhanced-geometry svg:viewBox="0 0 21600 21600" draw:type="rectangle" draw:enhanced-path="M 0 0 L 21600 0 21600 21600 0 21600 0 0 Z N"/></draw:custom-shape><draw:custom-shape text:anchor-type="paragraph" draw:z-index="79" draw:name="Shape 4" draw:style-name="gr12" draw:text-style-name="P31" svg:width="0.262cm" svg:height="0.262cm" svg:x="10.857cm" svg:y="0.076cm"><text:p/><draw:enhanced-geometry svg:viewBox="0 0 21600 21600" draw:type="rectangle" draw:enhanced-path="M 0 0 L 21600 0 21600 21600 0 21600 0 0 Z N"/></draw:custom-shape><text:span text:style-name="T27"><text:tab/><text:tab/><text:tab/><text:tab/>ScheduledItem (</text:span><text:span text:style-name="T30">Video</text:span><text:span text:style-name="T27">)</text:span></text:p>
      <text:p text:style-name="P27"><draw:custom-shape text:anchor-type="paragraph" draw:z-index="55" draw:name="Shape 52" draw:style-name="gr12" draw:text-style-name="P31" svg:width="0.262cm" svg:height="0.262cm" svg:x="10.862cm" svg:y="0.012cm"><text:p/><draw:enhanced-geometry svg:viewBox="0 0 21600 21600" draw:type="rectangle" draw:enhanced-path="M 0 0 L 21600 0 21600 21600 0 21600 0 0 Z N"/></draw:custom-shape><text:span text:style-name="T27"><text:tab/><text:tab/><text:tab/><text:tab/>ScheduledItem (</text:span><text:span text:style-name="T30">Video</text:span><text:span text:style-name="T27">)</text:span></text:p>
      <text:p text:style-name="P27"/>
      <text:p text:style-name="P32"><text:line-break/><text:line-break/></text:p>
      <text:p text:style-name="P33"/>
      <text:p text:style-name="P33"/>
      <text:p text:style-name="P34"><text:span text:style-name="T31">4</text:span>) <text:span text:style-name="T23">What element are created when we </text:span>generate<text:span text:style-name="T23"> the </text:span>program<text:span text:style-name="T23">: </text:span><text:span text:style-name="T30">STTP</text:span><text:span text:style-name="T23"> Case</text:span></text:p>
      <text:p text:style-name="P27"/>
      <text:p text:style-name="P35"><draw:custom-shape text:anchor-type="paragraph" draw:z-index="62" draw:name="Shape 53" draw:style-name="gr1" draw:text-style-name="P5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63" draw:name="Bézier curve 11" draw:style-name="gr3" draw:text-style-name="P7" svg:width="0.304cm" svg:height="0.237cm" draw:transform="rotate (-0.420100750955036) translate (13.9329309452399cm 0.100200544608354cm)" svg:viewBox="0 0 305 238" svg:d="M0 0c641 0 73 238 73 238"><text:p/></draw:path><draw:custom-shape text:anchor-type="paragraph" draw:z-index="64" draw:name="Shape 55" draw:style-name="gr1" draw:text-style-name="P5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65" draw:name="Shape 56" draw:style-name="gr1" draw:text-style-name="P5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66" draw:name="Shape 57" draw:style-name="gr1" draw:text-style-name="P5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67" draw:name="Shape 58" draw:style-name="gr1" draw:text-style-name="P5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70" draw:name="Polyline with 4 corners 9" draw:style-name="gr7" draw:text-style-name="P19" svg:width="2.423cm" svg:height="1.56cm" draw:transform="skewX (0.771435529381494) rotate (2.8921851034798) translate (10.9079324977736cm 1.90605432624784cm)" svg:viewBox="0 0 2424 1561" draw:points="0,1 1130,0 2424,1094 1919,1561"><text:p/></draw:polyline><draw:polyline text:anchor-type="paragraph" draw:z-index="72" draw:name="Polyline with 4 corners 16" draw:style-name="gr7" draw:text-style-name="P19" svg:width="2.977cm" svg:height="2.333cm" draw:transform="skewX (0.601265927312047) rotate (2.8312731125852) translate (10.930686040771cm 2.74824215814093cm)" svg:viewBox="0 0 2978 2334" draw:points="0,0 1388,0 2978,1637 2357,2334"><text:p/></draw:polyline><draw:polyline text:anchor-type="paragraph" draw:z-index="73" draw:name="Polyline with 3 corners 7" draw:style-name="gr10" draw:text-style-name="P19" svg:width="1.653cm" svg:height="1.097cm" draw:transform="skewX (-0.466002910282486) rotate (2.04849294306574) translate (10.8620277777778cm 2.75872222222223cm)" svg:viewBox="0 0 1654 1098" draw:points="0,0 1585,0 1654,1098"><text:p/></draw:polyline><draw:polyline text:anchor-type="paragraph" draw:z-index="69" draw:name="Polyline with 3 corners 6" draw:style-name="gr10" draw:text-style-name="P19" svg:width="1.164cm" svg:height="0.938cm" draw:transform="skewX (0.0151843644923507) rotate (2.28097079943139) translate (10.8620277777778cm 1.8714861111111cm)" svg:viewBox="0 0 1165 939" draw:points="0,0 1119,1 1165,939"><text:p/></draw:polyline><text:span text:style-name="T32">item sttp</text:span><text:span text:style-name="T33"> <text:tab/><text:tab/><text:tab/></text:span>ScheduledItem (<text:span text:style-name="T24">B</text:span>ookable) </text:p>
      <text:p text:style-name="P35"/>
      <text:p text:style-name="P27"/>
      <text:p text:style-name="P27"/>
      <text:p text:style-name="P36"><draw:custom-shape text:anchor-type="paragraph" draw:z-index="68" draw:name="Shape 68" draw:style-name="gr13" draw:text-style-name="P29" svg:width="0.219cm" svg:height="0.219cm" svg:x="10.857cm" svg:y="0.146cm"><text:p/><draw:enhanced-geometry svg:viewBox="0 0 21600 21600" draw:type="rectangle" draw:enhanced-path="M 0 0 L 21600 0 21600 21600 0 21600 0 0 Z N"/></draw:custom-shape><text:tab/><text:tab/><text:tab/><text:tab/><text:span text:style-name="T27">ScheduledItem (Audio) <text:tab/><text:tab/><text:tab/> </text:span><text:span text:style-name="T29">(The audio ScheduledItems are linked to the teaching bookable scheduledItem for STTP</text:span><text:span text:style-name="T34">)</text:span></text:p>
      <text:p text:style-name="P37"><text:tab/><text:tab/><text:tab/><text:tab/></text:p>
      <text:p text:style-name="P36"><draw:custom-shape text:anchor-type="paragraph" draw:z-index="71" draw:name="Shape 77" draw:style-name="gr14" draw:text-style-name="P31" svg:width="0.251cm" svg:height="0.251cm" svg:x="10.857cm" svg:y="0.136cm"><text:p/><draw:enhanced-geometry svg:viewBox="0 0 21600 21600" draw:type="rectangle" draw:enhanced-path="M 0 0 L 21600 0 21600 21600 0 21600 0 0 Z N"/></draw:custom-shape><text:span text:style-name="T27"><text:tab/><text:tab/><text:tab/><text:tab/>ScheduledItem (</text:span><text:span text:style-name="T30">Video</text:span><text:span text:style-name="T27">)<text:tab/><text:tab/><text:tab/> </text:span><text:span text:style-name="T29">(The video ScheduledItems are linked to the teaching bookable scheduledItem for STTP)</text:span></text:p>
      <text:p text:style-name="P30"><text:tab/><text:tab/><text:tab/><text:tab/></text:p>
      <text:h text:style-name="P38" text:outline-level="2" text:is-list-header="true"><text:span text:style-name="T21">C</text:span>: <text:span text:style-name="T21">How it is linked to the registration of a user</text:span></text:h>
      <text:p text:style-name="P14">Event</text:p>
      <text:p text:style-name="P14"><draw:line text:anchor-type="paragraph" draw:z-index="3" draw:name="Line 1" draw:style-name="gr15" draw:text-style-name="P19" svg:x1="1.221cm" svg:y1="0.51cm" svg:x2="0.704cm" svg:y2="0.041cm"><text:p/></draw:line><text:s text:c="4"/></text:p>
      <text:p text:style-name="P14"><text:tab/>Document</text:p>
      <text:p text:style-name="P14"><draw:line text:anchor-type="paragraph" draw:z-index="4" draw:name="Horizontal line 1" draw:style-name="gr16" draw:text-style-name="P19" svg:x1="2.185cm" svg:y1="0.007cm" svg:x2="2.878cm" svg:y2="0.489cm"><text:p/></draw:line><text:tab/><text:tab/></text:p>
      <text:p text:style-name="P14"><draw:line text:anchor-type="paragraph" draw:z-index="6" draw:name="Horizontal line 3" draw:style-name="gr17" draw:text-style-name="P19" svg:x1="4.757cm" svg:y1="0.243cm" svg:x2="6.136cm" svg:y2="0.243cm"><text:p/></draw:line><text:tab/><text:tab/>DocumentLine <text:tab/><text:tab/>Item=STTP <text:span text:style-name="T21">or Festival</text:span></text:p>
      <text:p text:style-name="P14"><draw:line text:anchor-type="paragraph" draw:z-index="5" draw:name="Horizontal line 2" draw:style-name="gr18" draw:text-style-name="P19" svg:x1="3.866cm" svg:y1="0.034cm" svg:x2="4.619cm" svg:y2="0.493cm"><text:p/></draw:line><text:tab/><text:tab/><text:tab/></text:p>
      <text:p text:style-name="P14"><draw:custom-shape text:anchor-type="paragraph" draw:z-index="1" draw:name="Shape 2" draw:style-name="gr1" draw:text-style-name="P5" svg:width="0.375cm" svg:height="0.375cm" svg:x="8.886cm" svg:y="0.067cm"><text:p/><draw:enhanced-geometry svg:viewBox="0 0 21600 21600" draw:type="rectangle" draw:enhanced-path="M 0 0 L 21600 0 21600 21600 0 21600 0 0 Z N"/></draw:custom-shape><draw:custom-shape text:anchor-type="paragraph" draw:z-index="9" draw:name="Shape 6" draw:style-name="gr1" draw:text-style-name="P5" svg:width="0.375cm" svg:height="0.375cm" svg:x="13.22cm" svg:y="0.067cm"><text:p/><draw:enhanced-geometry svg:viewBox="0 0 21600 21600" draw:type="rectangle" draw:enhanced-path="M 0 0 L 21600 0 21600 21600 0 21600 0 0 Z N"/></draw:custom-shape><text:tab/><text:tab/><text:tab/>Attendance<text:tab/><text:tab/></text:p>
      <text:p text:style-name="P14"><draw:custom-shape text:anchor-type="paragraph" draw:z-index="2" draw:name="Shape 1" draw:style-name="gr1" draw:text-style-name="P5" svg:width="0.375cm" svg:height="0.375cm" svg:x="8.886cm" svg:y="0.473cm"><text:p/><draw:enhanced-geometry svg:viewBox="0 0 21600 21600" draw:type="rectangle" draw:enhanced-path="M 0 0 L 21600 0 21600 21600 0 21600 0 0 Z N"/></draw:custom-shape><draw:frame text:anchor-type="paragraph" draw:z-index="8" draw:name="Text Frame 1" draw:style-name="gr19" draw:text-style-name="P39" svg:width="1.763cm" svg:height="0.346cm" svg:x="13.58cm" svg:y="0.012cm"><draw:text-box><text:p><text:span text:style-name="T35">scheduledItem</text:span></text:p></draw:text-box></draw:frame><draw:custom-shape text:anchor-type="paragraph" draw:z-index="10" draw:name="Shape 7" draw:style-name="gr1" draw:text-style-name="P5" svg:width="0.375cm" svg:height="0.375cm" svg:x="13.22cm" svg:y="0.471cm"><text:p/><draw:enhanced-geometry svg:viewBox="0 0 21600 21600" draw:type="rectangle" draw:enhanced-path="M 0 0 L 21600 0 21600 21600 0 21600 0 0 Z N"/></draw:custom-shape><draw:line text:anchor-type="paragraph" draw:z-index="7" draw:name="Horizontal line 4" draw:style-name="gr20" draw:text-style-name="P19" svg:x1="9.065cm" svg:y1="0.034cm" svg:x2="9.065cm" svg:y2="0.473cm"><text:p/></draw:line><draw:line text:anchor-type="paragraph" draw:z-index="11" draw:name="Horizontal line 5" draw:style-name="gr21" draw:text-style-name="P19" svg:x1="13.399cm" svg:y1="0.034cm" svg:x2="13.399cm" svg:y2="0.471cm"><text:p/></draw:line><text:tab/></text:p>
      <text:p text:style-name="P40"><draw:frame text:anchor-type="paragraph" draw:z-index="12" draw:name="Text Frame 2" draw:style-name="gr2" draw:text-style-name="P6" svg:width="2.093cm" svg:height="0.489cm" svg:x="13.871cm" svg:y="0.037cm"><draw:text-box><text:p><text:span text:style-name="T7">bookableScheduledItem</text:span></text:p></draw:text-box></draw:frame><draw:path text:anchor-type="paragraph" draw:z-index="13" draw:name="Bézier curve 1" draw:style-name="gr22" draw:text-style-name="P19" svg:width="0.249cm" svg:height="0.198cm" draw:transform="rotate (-0.0617846555206001) translate (13.5942916666703cm 0.142874999940996cm)" svg:viewBox="0 0 250 199" svg:d="M0 0c514 0 76 199 76 199"><text:p/></draw:path><text:span text:style-name="T36">item sttp or teachingDayTicket </text:span><text:span text:style-name="T37">or <text:tab/><text:tab/></text:span>ScheduledItem (bookable) <text:s/></text:p>
      <text:p text:style-name="P41"><text:span text:style-name="T15">audioRecording</text:span>DayTicket</text:p>
      <text:p text:style-name="P14"/>
      <text:p text:style-name="P14"/>
      <text:p text:style-name="P3"/>
      <text:p text:style-name="P14"/>
      <text:p text:style-name="P42">teaching<text:span text:style-name="T38">s</text:span>DayTicket (true on Festival)</text:p>
      <text:p text:style-name="P42">audioRecording<text:span text:style-name="T38">s</text:span>DayTicket (true on Festival)</text:p>
      <text:p text:style-name="P42"/>
      <text:p text:style-name="P43"/>
      <text:p text:style-name="P43">Adding 07/10/2025 WFJ puja on Fall Festival 2025 Online:</text:p>
      <text:p text:style-name="P43"/>
      <text:p text:style-name="P43">1) Added it in the program and saved =&gt; <text:span text:style-name="T39">this </text:span>created a Timeline tlp linked to the day template</text:p>
      <text:list text:style-name="L1">
        <text:list-item>
          <text:p text:style-name="P44">tlp.id = <text:span text:style-name="T40">222</text:span></text:p>
        </text:list-item>
        <text:list-item>
          <text:p text:style-name="P45">tlp.day_template_id = 27 (→ <text:span text:style-name="T41">“04 - Tuesday 7”</text:span>)</text:p>
        </text:list-item>
        <text:list-item>
          <text:p text:style-name="P45">tlp.event_id = null</text:p>
        </text:list-item>
        <text:list-item>
          <text:p text:style-name="P45">set: site_id, item_id, start_time, end_time, name, audio_offered, video_offered</text:p>
        </text:list-item>
        <text:list-item>
          <text:p text:style-name="P45"><text:span text:style-name="T39">tlp.</text:span>event_timeline_id = null</text:p>
        </text:list-item>
      </text:list>
      <text:p text:style-name="P43"><text:tab/></text:p>
      <text:p text:style-name="P43">2) inserted a new event timeline tle</text:p>
      <text:list text:style-name="L2">
        <text:list-item>
          <text:p text:style-name="P46"><text:span text:style-name="T41">tlp.event_timeline_id=tle.id</text:span></text:p>
        </text:list-item>
        <text:list-item>
          <text:p text:style-name="P47">tle.<text:span text:style-name="T40">event_</text:span>id=1647</text:p>
        </text:list-item>
        <text:list-item>
          <text:p text:style-name="P47">tle.site_id,item_id,start_time,end_time identical to tlp</text:p>
        </text:list-item>
        <text:list-item>
          <text:p text:style-name="P47">audio_offered, video_offered seems ignored (default values)</text:p>
        </text:list-item>
      </text:list>
      <text:p text:style-name="P48"/>
      <text:p text:style-name="P48">insert into timeline (event_id,site_id,item_id,start_time,end_time) select 1647, site_id,item_id,start_time,end_time from timeline where id=222; -- <text:span text:style-name="T42">223</text:span></text:p>
      <text:p text:style-name="P48">update timeline set event_timeline_id=223 where id=222;</text:p>
      <text:p text:style-name="P48"/>
      <text:p text:style-name="P43">3) inserted a new scheduled_item <text:span text:style-name="T39">sip</text:span> <text:span text:style-name="T39">for the puja</text:span></text:p>
      <text:list text:style-name="L3">
        <text:list-item>
          <text:p text:style-name="P49">si<text:span text:style-name="T39">p</text:span>.timeline_id=tle.id</text:p>
        </text:list-item>
        <text:list-item>
          <text:p text:style-name="P50">si<text:span text:style-name="T39">p</text:span>.date = ‘2025-10-07’</text:p>
        </text:list-item>
        <text:list-item>
          <text:p text:style-name="P51">si<text:span text:style-name="T39">p</text:span>.event_id,site_id,item_id <text:span text:style-name="T39">identical to tle </text:span></text:p>
        </text:list-item>
        <text:list-item>
          <text:p text:style-name="P52">sip.name = Wishfulfilling Jewel Puja with Tsog Offering</text:p>
        </text:list-item>
        <text:list-item>
          <text:p text:style-name="P52">sip.label_id = 42<text:span text:style-name="T43">61</text:span></text:p>
        </text:list-item>
        <text:list-item>
          <text:p text:style-name="P52">sip.bookable_scheduled_item_id = Festival 07/10 = 5495</text:p>
        </text:list-item>
      </text:list>
      <text:p text:style-name="P53"/>
      <text:p text:style-name="P54">insert into scheduled_item (<text:span text:style-name="T42">timeline_id,date,event_id,site_id,item_id,</text:span><text:span text:style-name="T39">name,</text:span><text:span text:style-name="T42">label_id,</text:span><text:span text:style-name="T39">bookable_scheduled_item_id</text:span>) <text:span text:style-name="T42">select id,’2025-10-</text:span><text:span text:style-name="T43">0</text:span><text:span text:style-name="T42">7’, event_id,site_id,item_id,’</text:span><text:span text:style-name="T39">Wishfulfilling Jewel Puja with Tsog Offering’,</text:span><text:span text:style-name="T42">42</text:span><text:span text:style-name="T43">61</text:span><text:span text:style-name="T42">,5495 from timeline where id=223; -- 7528</text:span></text:p>
      <text:p text:style-name="P53"/>
      <text:p text:style-name="P53"><text:soft-page-break/>4) inserted a new sceduled_item siv for the video</text:p>
      <text:list text:style-name="L4">
        <text:list-item>
          <text:p text:style-name="P55">siv.program_scheduled_item_id = sip.id</text:p>
        </text:list-item>
        <text:list-item>
          <text:p text:style-name="P55">siv.item_id = 1172 (video)</text:p>
        </text:list-item>
        <text:list-item>
          <text:p text:style-name="P55">set event_id,site_id, date, <text:span text:style-name="T39">bookable_scheduled_item_id </text:span>identical to sip</text:p>
        </text:list-item>
      </text:list>
      <text:p text:style-name="P56"/>
      <text:p text:style-name="P57">insert into scheduled_item (<text:span text:style-name="T44">program_scheduled_item_id</text:span><text:span text:style-name="T42">,</text:span><text:span text:style-name="T44">item_id</text:span><text:span text:style-name="T42">,</text:span><text:span text:style-name="T44">event_id,site_id, date, </text:span><text:span text:style-name="T39">bookable_scheduled_item_id</text:span>) <text:span text:style-name="T42">select </text:span><text:span text:style-name="T45">7528</text:span><text:span text:style-name="T42">,</text:span><text:span text:style-name="T45">1172</text:span><text:span text:style-name="T42">, </text:span><text:span text:style-name="T44">event_id,site_id, date, </text:span><text:span text:style-name="T39">bookable_scheduled_item_id</text:span><text:span text:style-name="T42"> from </text:span><text:span text:style-name="T45">scheduled_item</text:span><text:span text:style-name="T42"> where id=</text:span><text:span text:style-name="T45">7528</text:span><text:span text:style-name="T42">; -- 752</text:span><text:span text:style-name="T45">9</text:span></text:p>
      <text:list text:continue-numbering="true" text:style-name="L4">
        <text:list-header>
          <text:p text:style-name="P55"/>
        </text:list-header>
      </text:list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754" svg:d="M566 0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1T14:41:42.299254652</meta:creation-date>
    <dc:date>2025-10-07T23:18:57.183995000</dc:date>
    <meta:editing-duration>PT14H49M39S</meta:editing-duration>
    <meta:editing-cycles>24</meta:editing-cycles>
    <meta:generator>LibreOffice/25.8.1.1$MacOSX_AARCH64 LibreOffice_project/54047653041915e595ad4e45cccea684809c77b5</meta:generator>
    <meta:document-statistic meta:table-count="0" meta:image-count="0" meta:object-count="0" meta:page-count="3" meta:paragraph-count="76" meta:word-count="501" meta:character-count="3987" meta:non-whitespace-character-count="3468"/>
  </office:meta>
</office:document-meta>
</file>